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6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WW8Num16">
      <style:paragraph-properties fo:margin-top="0cm" fo:margin-bottom="0cm" loext:contextual-spacing="false"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WW8Num16">
      <style:paragraph-properties fo:margin-top="0cm" fo:margin-bottom="0cm" loext:contextual-spacing="false" fo:line-height="150%" fo:text-align="justify" style:justify-single-word="false"/>
      <style:text-properties fo:font-size="14pt" fo:font-weight="normal" officeooo:paragraph-rsid="0008d302" style:font-size-asian="14pt" style:font-weight-asian="normal" style:font-size-complex="14pt" style:font-weight-complex="normal"/>
    </style:style>
    <style:style style:name="P7" style:family="paragraph" style:parent-style-name="Heading">
      <style:paragraph-properties fo:margin-top="0cm" fo:margin-bottom="0cm" loext:contextual-spacing="false"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Heading">
      <style:paragraph-properties fo:margin-top="0cm" fo:margin-bottom="0cm" loext:contextual-spacing="false"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Heading">
      <style:paragraph-properties fo:margin-top="0cm" fo:margin-bottom="0cm" loext:contextual-spacing="false" fo:line-height="150%"/>
      <style:text-properties fo:font-size="14pt" fo:font-weight="normal" officeooo:paragraph-rsid="0006bac3" style:font-size-asian="14pt" style:font-weight-asian="normal" style:font-size-complex="14pt" style:font-weight-complex="normal"/>
    </style:style>
    <style:style style:name="P10" style:family="paragraph" style:parent-style-name="Heading" style:master-page-name="Standard">
      <style:paragraph-properties fo:margin-top="0cm" fo:margin-bottom="0cm" loext:contextual-spacing="false" fo:line-height="150%" style:page-number="auto" fo:break-before="page"/>
      <style:text-properties fo:font-size="14pt" fo:font-weight="normal" officeooo:paragraph-rsid="0006bac3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50%"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2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Вопросы к экзамену</text:p>
      <text:p text:style-name="P9"><text:span text:style-name="T12">Физика ядра и элементарных частиц</text:span></text:p>
      <text:p text:style-name="P11"/>
      <text:list xml:id="list8680660505324765322" text:style-name="WW8Num16">
        <text:list-item>
          <text:p text:style-name="P1"><text:span text:style-name="T11">Основные этапы развития физики ядра и элементарных частиц. Опыт Резерфорда по рассеянию </text:span><text:span text:style-name="T10">α</text:span><text:span text:style-name="T11">-частиц. Размеры ядер.</text:span></text:p>
        </text:list-item>
        <text:list-item>
          <text:p text:style-name="P5">Ядро как система взаимодействующих протонов и нейтронов. Масса ядра. Заряд ядра. Форм-фактор ядра и нуклонов.</text:p>
        </text:list-item>
        <text:list-item>
          <text:p text:style-name="P5">Изотопы. Изобары. Спин и магнитный момент ядра. Изотопический спин ядра.</text:p>
        </text:list-item>
        <text:list-item>
          <text:p text:style-name="P5">Энергия связи ядра. Полуэмпирическая формула Вайцзеккера для энергии связи.</text:p>
        </text:list-item>
        <text:list-item>
          <text:p text:style-name="P5">Статические мультипольные моменты ядер. Электрический квадрупольный момент ядра.</text:p>
        </text:list-item>
        <text:list-item>
          <text:p text:style-name="P5">Квантовомеханическое описание ядерных состояний. Четность волновой функции. Свойства симметрии волновых функций для тождественных частиц. Бозоны и фермионы. Принцип Паули.</text:p>
        </text:list-item>
        <text:list-item>
          <text:p text:style-name="P5">Основные характеристики дейтрона. Магнитный и квадрупольный моменты дейтрона. Волновая функция дейтрона.</text:p>
        </text:list-item>
        <text:list-item>
          <text:p text:style-name="P5">Тензорный характер ядерных сил. Спиновая и спин-орбитальная зависимости ядерных сил.</text:p>
        </text:list-item>
        <text:list-item>
          <text:p text:style-name="P6">Зарядовая независимость ядерных сил. Обменный характер ядерных сил. Насыщение ядерных сил.</text:p>
        </text:list-item>
        <text:list-item>
          <text:p text:style-name="P6">Мезонная теория ядерных сил.</text:p>
        </text:list-item>
        <text:list-item>
          <text:p text:style-name="P5">Классификация моделей ядра. Капельная модель ядра. Модель ферми-газа.</text:p>
        </text:list-item>
        <text:list-item>
          <text:p text:style-name="P5">Физическое обоснование оболочечной структуры ядра. Объяснение спинов и четностей состояний ядер в модели оболочек.</text:p>
        </text:list-item>
        <text:list-item>
          <text:p text:style-name="P5">Деформированные ядра. Состояния нуклонов в деформированном ядре.</text:p>
        </text:list-item>
        <text:list-item>
          <text:p text:style-name="P5">Вращательные и колебательные состояния ядер. Связь одночастичных и коллективных движений.</text:p>
        </text:list-item>
        <text:list-item>
          <text:p text:style-name="P5"><text:soft-page-break/>Радиоактивный распад ядер. Естественная и искусственная радиоактивность. Закон радиоактивного распада. Радиоактивные ряды.</text:p>
        </text:list-item>
        <text:list-item>
          <text:p text:style-name="P5">Энергетическое условие <text:span text:style-name="T8">α</text:span>-распада. Основные экспериментальные закономерности <text:span text:style-name="T8">α</text:span>-распада. Элементы теории <text:span text:style-name="T8">α</text:span>-распада. Правила отбора при <text:span text:style-name="T8">α</text:span>-распаде.</text:p>
        </text:list-item>
        <text:list-item>
          <text:p text:style-name="P5">Виды <text:span text:style-name="T8">β</text:span>-распада. Энергетические условия <text:span text:style-name="T8">β</text:span>-распадов. Спектры электронов при <text:span text:style-name="T8">β</text:span>-распаде. Гипотеза нейтрино.</text:p>
        </text:list-item>
        <text:list-item>
          <text:p text:style-name="P5">Характеристики нейтрино. Экспериментальное доказательство существования нейтрино.</text:p>
        </text:list-item>
        <text:list-item>
          <text:p text:style-name="P5">Элементы теории <text:span text:style-name="T8">β</text:span>-распада. Понятие о слабых взаимодействиях. Разрешенные и запрещенные <text:span text:style-name="T8">β</text:span>-переходы.</text:p>
        </text:list-item>
        <text:list-item>
          <text:p text:style-name="P5">Несохранение четности при <text:span text:style-name="T8">β</text:span>-распаде. C<text:span text:style-name="T8">PT-теорема.</text:span></text:p>
        </text:list-item>
        <text:list-item>
          <text:p text:style-name="P5"><text:span text:style-name="T8">γ</text:span>-излучение ядер. Электрические и магнитные переходы. Правила отбора по моменту и четности для <text:span text:style-name="T8">γ</text:span>-переходов. Вероятности переходов.</text:p>
        </text:list-item>
        <text:list-item>
          <text:p text:style-name="P5">Ядерная изомерия. Внутренняя конверсия.</text:p>
        </text:list-item>
        <text:list-item>
          <text:p text:style-name="P5">Эффект Мессбауэра и его применение в физике и технике.</text:p>
        </text:list-item>
        <text:list-item>
          <text:p text:style-name="P5">Взаимодействие ядерного излучения с веществом. Сечение и амплитуда рассеяния.</text:p>
        </text:list-item>
        <text:list-item>
          <text:p text:style-name="P5">Потери энергии на ионизацию и возбуждение атомов. Тормозное излучение. Пробеги заряженных частиц.</text:p>
        </text:list-item>
        <text:list-item>
          <text:p text:style-name="P5">Излучение Вавилова-Черенкова. Переходное излучение. </text:p>
        </text:list-item>
        <text:list-item>
          <text:p text:style-name="P5">Взаимодействие нейтронов с веществом. Замедление нейтронов. Тепловые и резонансные нейтроны. Диффузия тепловых нейтронов.</text:p>
        </text:list-item>
        <text:list-item>
          <text:p text:style-name="P5">Прохождение <text:span text:style-name="T8">γ</text:span>-излучения через вещество. Фотоэффект. Эффект Комптона. Рождение электрон-позитронных пар. Эффективные сечения взаимодействия <text:span text:style-name="T8">γ</text:span>-квантов с веществом.</text:p>
        </text:list-item>
        <text:list-item>
          <text:p text:style-name="P5">Основные методы детектирования ионизирующих излучений. Сцинтилляционный детектор с неорганическим и органическим сцинтиллятором. Ионизационная камера и счетчик Гейгера-Мюллера.</text:p>
        </text:list-item>
        <text:list-item>
          <text:p text:style-name="P5"><text:soft-page-break/>Дозиметрия, радиометрия и спектрометрия ионизирующего излучения. Понятия об основных дозах радиации. Действие излучения на живую ткань.</text:p>
        </text:list-item>
        <text:list-item>
          <text:p text:style-name="P5">Основные методы радиометрии и спектрометрии ионизирующего излучения.</text:p>
        </text:list-item>
        <text:list-item>
          <text:p text:style-name="P5">Механизмы ядерных реакций. Сечение реакций. Каналы ядерных реакций. Законы сохранения в ядерных реакциях. Связь между сечениями прямых и обратных реакций.</text:p>
        </text:list-item>
        <text:list-item>
          <text:p text:style-name="P5">Модель составного ядра. Резонансные ядерные реакции. Формула Брейта-Вигнера. Нерезонансные ядерные реакции через составное ядро.</text:p>
        </text:list-item>
        <text:list-item>
          <text:p text:style-name="P5">Прямые ядерные реакции. Использование прямых ядерных реакций для определения квантовых характеристик ядерных состояний.</text:p>
        </text:list-item>
        <text:list-item>
          <text:p text:style-name="P5">Реакции деления. Энергетические условия деления. Элементарная теория деления.</text:p>
        </text:list-item>
        <text:list-item>
          <text:p text:style-name="P5">Деление изотопов урана под действием нейтронов. Энергия активации.</text:p>
        </text:list-item>
        <text:list-item>
          <text:p text:style-name="P5">Цепная реакция. Коэффициент размножения. Ядерные реакторы.</text:p>
        </text:list-item>
        <text:list-item>
          <text:p text:style-name="P5">Синтез легких ядер. Критерий Лоусона. Проблемы управляемого термоядерного синтеза.</text:p>
        </text:list-item>
        <text:list-item>
          <text:p text:style-name="P5">Космическое излучение. Первичное космическое излучение. Прохождение космического излучения через атмосферу. Гипотезы происхождения космических лучей.</text:p>
        </text:list-item>
        <text:list-item>
          <text:p text:style-name="P5">Экспериментальные методы в физике высоких энергий. Понятие о современных методах получения пучков высоких энергий. Накопители частиц. Встречные пучки.</text:p>
        </text:list-item>
        <text:list-item>
          <text:p text:style-name="P5">Элементы релятивистской кинематики. Наблюдение процессов рождения и распадов частиц. Методы наблюдения короткоживущих частиц. Многодетекторные измерительные системы.</text:p>
        </text:list-item>
        <text:list-item>
          <text:p text:style-name="P5">Методы детектирования частиц высоких энергий. Адронные и электромагнитные калориметры.</text:p>
        </text:list-item>
        <text:list-item>
          <text:p text:style-name="P5">Свойства элементарных частиц. Лептоны, адроны. Частицы и античастицы. Механизмы взаимодействия в мире частиц.</text:p>
        </text:list-item>
        <text:list-item>
          <text:p text:style-name="P5"><text:soft-page-break/>Законы сохранения в мире элементарных частиц. Классификация взаимодействий и элементарных частиц.</text:p>
        </text:list-item>
        <text:list-item>
          <text:p text:style-name="P5">Сильное взаимодействие и структура адронов. Классификация и квантовые характеристики адронов. Симметрия сильного взаимодействия.</text:p>
        </text:list-item>
        <text:list-item>
          <text:p text:style-name="P5">Кварки, глюоны и их основные характеристики. Цвет и аромат. Кварковая структура адронов. Формула Нишиджимы.</text:p>
        </text:list-item>
        <text:list-item>
          <text:p text:style-name="P5">Элементы квантовой хромодинамики. Цветовая симметрия сильных взаимодействий. Асимптотическая свобода и конфайнмент. Диаграммы Фейнмана.</text:p>
        </text:list-item>
        <text:list-item>
          <text:p text:style-name="P5">Универсальность слабого взаимодействия. Заряженные и нейтральные токи. Переносчики слабого взаимодействия - промежуточные бозоны. Понятие о полевой теории слабых взаимодействий.</text:p>
        </text:list-item>
        <text:list-item>
          <text:p text:style-name="P5">Объединение электромагнитного и слабого взаимодействия. Модель Вайнберга-Салама электрослабого взаимодействия.</text:p>
        </text:list-item>
        <text:list-item>
          <text:p text:style-name="P5">Калибровочная инвариантность как принцип построения полевых теорий элементарных частиц. Проблема построения единой теории слабых, электромагнитных и сильных взаимодействий.</text:p>
        </text:list-item>
        <text:list-item>
          <text:p text:style-name="P5">Этапы развития Вселенной. Современные представления о составе Вселенной.</text:p>
        </text:list-item>
        <text:list-item>
          <text:p text:style-name="P1"><text:span text:style-name="T11">Дозвездный нуклеосинтез. Барионная асимметрия Вселенной. Ядерные реакции в звездах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106cm" fo:margin-bottom="0.106cm" loext:contextual-spacing="false" fo:keep-together="auto">
        <style:tab-stops>
          <style:tab-stop style:position="2cm"/>
        </style:tab-stops>
      </style:paragraph-properties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font-color" fo:font-weight="normal" style:letter-kerning="true" style:font-name-asian="Times New Roman" style:font-family-asian="'Times New Roman'" style:font-family-generic-asian="roman" style:font-pitch-asian="variable" style:font-size-asian="12pt" style:font-weight-asian="normal" style:font-name-complex="Times New Roman" style:font-family-complex="'Times New Roman'" style:font-family-generic-complex="roman" style:font-pitch-complex="variable" style:font-size-complex="12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Абзац_20_списка" style:display-name="Абзац списка" style:family="paragraph" style:parent-style-name="Standard">
      <style:paragraph-properties fo:margin-left="1.249cm" fo:margin-right="0cm" fo:orphans="0" fo:widows="0" fo:text-indent="0cm" style:auto-text-indent="false" style:text-autospace="none"/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/>
      <style:text-properties fo:color="#000000" fo:language="en" fo:country="US"/>
    </style:style>
    <style:style style:name="Обычный_20__28_веб_29_1" style:display-name="Обычный (веб)1" style:family="paragraph" style:parent-style-name="Standard">
      <style:paragraph-properties fo:margin-left="0.847cm" fo:margin-right="0.423cm" fo:margin-top="0.423cm" fo:margin-bottom="0.423cm" loext:contextual-spacing="false" fo:text-align="justify" style:justify-single-word="false" fo:text-indent="0cm" style:auto-text-indent="false"/>
      <style:text-properties fo:color="#000000"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/>
    </style:style>
    <style:style style:name="ConsPlusNormal" style:family="paragraph">
      <style:paragraph-properties fo:margin-left="0cm" fo:margin-right="0cm" fo:orphans="2" fo:widows="2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sPlusNonformat" style:family="paragraph">
      <style:paragraph-properties fo:orphans="2" fo:widows="2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Стиль1" style:family="paragraph" style:parent-style-name="Standard">
      <style:paragraph-properties fo:margin-left="0cm" fo:margin-right="0cm" fo:margin-top="0.212cm" fo:margin-bottom="0cm" loext:contextual-spacing="false" fo:text-indent="1.27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Стиль3" style:family="paragraph">
      <style:paragraph-properties fo:margin-left="0cm" fo:margin-right="0cm" fo:margin-top="0.494cm" fo:margin-bottom="0.494cm" loext:contextual-spacing="false" fo:text-align="center" style:justify-single-word="false" fo:orphans="0" fo:widows="0" fo:text-indent="0.501cm" style:auto-text-indent="false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sNonformat" style:family="paragraph">
      <style:paragraph-properties fo:margin-left="0cm" fo:margin-right="34.876cm" fo:orphans="0" fo:widows="0" fo:text-indent="0cm" style:auto-text-indent="false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Стиль_20_Заголовок_20_1_20__2b__20_Перед_3a__20__20_0_20_пт_20_После_3a__20__20_0_20_пт" style:display-name="Стиль Заголовок 1 + Перед:  0 пт После:  0 пт" style:family="paragraph" style:parent-style-name="Heading_20_1" style:default-outline-level="" style:list-style-name="WW8Num1">
      <style:paragraph-properties fo:margin-top="0cm" fo:margin-bottom="0cm" loext:contextual-spacing="false" fo:text-align="justify" style:justify-single-word="false" fo:keep-together="auto" fo:break-before="page"/>
      <style:text-properties fo:color="#000000" style:font-name="Arial" fo:font-family="Arial" style:font-family-generic="swiss" style:font-pitch="variable" fo:font-size="15pt" style:letter-kerning="true" style:font-size-asian="15pt" style:font-name-complex="Arial" style:font-family-complex="Arial" style:font-family-generic-complex="swiss" style:font-pitch-complex="variable" style:font-size-complex="15pt"/>
    </style:style>
    <style:style style:name="текст_20_в_20_блоке" style:display-name="текст в блоке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для_20_документа" style:display-name="для документа" style:family="paragraph" style:parent-style-name="Standard"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жирный_20_7" style:display-name="жирный 7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нежирный_20_7" style:display-name="нежирный 7" style:family="paragraph" style:parent-style-name="жирный_20_7">
      <style:text-properties fo:font-weight="normal" style:font-weight-asian="normal" style:font-weight-complex="normal"/>
    </style:style>
    <style:style style:name="мой_20_стиль" style:display-name="мой стиль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7pt" fo:font-weight="bold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Список_20_5" style:display-name="Список 5" style:family="paragraph" style:parent-style-name="Standard">
      <style:paragraph-properties fo:margin-left="3.175cm" fo:margin-right="0cm" fo:text-indent="-0.635cm" style:auto-text-indent="false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newncpi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-asian="Calibri" style:font-family-asian="Calibri" style:font-family-generic-asian="swiss" style:font-pitch-asian="variabl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15%"/>
      <style:text-properties style:font-name-complex="Cambria" style:font-family-complex="Cambria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Стиль2" style:family="paragraph" style:parent-style-name="Heading_20_1" style:default-outline-level="" style:list-style-name="">
      <style:paragraph-properties fo:margin-left="0cm" fo:margin-right="0cm" fo:margin-top="0cm" fo:margin-bottom="0cm" loext:contextual-spacing="false" fo:text-align="justify" style:justify-single-word="false" fo:text-indent="1cm" style:auto-text-indent="fals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/>
    </style:style>
    <style:style style:name="Стиль4" style:family="paragraph" style:parent-style-name="Heading_20_2" style:default-outline-level="" style:list-style-name="">
      <style:paragraph-properties fo:margin-left="0cm" fo:margin-right="0cm" fo:margin-top="0cm" fo:margin-bottom="0cm" loext:contextual-spacing="false" fo:text-align="justify" style:justify-single-word="false" fo:text-indent="1cm" style:auto-text-indent="false">
        <style:tab-stops/>
      </style:paragraph-properties>
      <style:text-properties style:text-underline-style="none" fo:font-weight="bold" style:letter-kerning="true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Стиль5" style:family="paragraph" style:parent-style-name="Heading_20_3" style:default-outline-level="" style:list-style-name="">
      <style:paragraph-properties fo:margin-left="0cm" fo:margin-right="0cm" fo:margin-top="0cm" fo:margin-bottom="0cm" loext:contextual-spacing="false" fo:text-align="justify" style:justify-single-word="false" fo:text-indent="1cm" style:auto-text-indent="false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Стиль6" style:family="paragraph" style:parent-style-name="мой_20_стиль"/>
    <style:style style:name="К1" style:family="paragraph" style:parent-style-name="Standard" style:list-style-name="WW8Num40">
      <style:text-properties fo:font-size="14pt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К2" style:family="paragraph" style:parent-style-name="Heading_20_2" style:default-outline-level="" style:list-style-name="WW8Num40">
      <style:text-properties style:text-underline-style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K3" style:family="paragraph" style:parent-style-name="К1" style:list-style-name="WW8Num40">
      <style:text-properties fo:font-size="12pt" fo:font-weight="normal" style:font-size-asian="12pt" style:font-weight-asian="normal" style:font-size-complex="12pt" style:font-weight-complex="normal"/>
    </style:style>
    <style:style style:name="Стиль7" style:family="paragraph" style:parent-style-name="Heading_20_2" style:default-outline-level="" style:list-style-name="">
      <style:paragraph-properties fo:margin-left="0cm" fo:margin-right="0cm" fo:margin-top="0cm" fo:margin-bottom="0cm" loext:contextual-spacing="false" fo:text-indent="1cm" style:auto-text-indent="false">
        <style:tab-stops/>
      </style:paragraph-properties>
      <style:text-properties style:text-underline-style="none" fo:font-weight="bold" style:letter-kerning="true" style:font-weight-asian="bold"/>
    </style:style>
    <style:style style:name="Стиль8" style:family="paragraph" style:parent-style-name="мой_20_стиль"/>
    <style:style style:name="Стиль9" style:family="paragraph" style:parent-style-name="Heading_20_3" style:default-outline-level="" style:list-style-name="WW8Num25">
      <style:paragraph-properties fo:margin-left="0cm" fo:margin-right="0cm" fo:margin-top="0cm" fo:margin-bottom="0cm" loext:contextual-spacing="false" fo:text-align="justify" style:justify-single-word="false" fo:text-indent="1cm" style:auto-text-indent="false">
        <style:tab-stops>
          <style:tab-stop style:position="2.223cm"/>
        </style:tab-stops>
      </style:paragraph-properties>
      <style:text-properties fo:color="#000000" style:font-name-asian="Arial Unicode MS" style:font-family-asian="'Arial Unicode MS'" style:font-family-generic-asian="swiss" style:font-pitch-asian="variable" style:font-weight-complex="normal"/>
    </style:style>
    <style:style style:name="Стиль10" style:family="paragraph" style:parent-style-name="Heading_20_1" style:default-outline-level="" style:list-style-name="">
      <style:paragraph-properties fo:margin-left="0cm" fo:margin-right="0cm" fo:margin-top="0cm" fo:margin-bottom="0cm" loext:contextual-spacing="false" fo:text-indent="1cm" style:auto-text-indent="false"/>
      <style:text-properties fo:color="#000000" fo:font-size="12pt" style:font-size-asian="12pt" style:font-name-complex="Cambria" style:font-family-complex="Cambria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style:font-name-asian="Calibri" style:font-family-asian="Calibri" style:font-family-generic-asian="swiss" style:font-pitch-asian="variabl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Normal" style:family="paragraph">
      <style:paragraph-properties fo:margin-left="0cm" fo:margin-right="0cm" fo:orphans="0" fo:widows="0" fo:text-indent="0.282cm" style:auto-text-indent="false"/>
      <style:text-properties style:use-window-font-color="true" style:font-name="Arial" fo:font-family="Arial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Готовый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Цитата" style:family="paragraph" style:parent-style-name="Standard">
      <style:paragraph-properties fo:margin-left="-0.196cm" fo:margin-right="-0.191cm" fo:text-align="center" style:justify-single-word="false" fo:text-indent="0cm" style:auto-text-indent="false"/>
      <style:text-properties fo:font-size="11pt" style:font-size-asian="11pt"/>
    </style:style>
    <style:style style:name="заголовок_20_4" style:display-name="заголовок 4" style:family="paragraph" style:parent-style-name="Standard" style:next-style-name="Standard">
      <style:paragraph-properties fo:keep-with-next="always" style:text-autospace="none"/>
      <style:text-properties fo:font-size="8pt" fo:font-weight="bold" style:font-size-asian="8pt" style:font-weight-asian="bold" style:font-size-complex="8pt" style:font-weight-complex="bold"/>
    </style:style>
    <style:style style:name="заголовок_20_6" style:display-name="заголовок 6" style:family="paragraph" style:parent-style-name="Standard" style:next-style-name="Standard">
      <style:paragraph-properties fo:text-align="center" style:justify-single-word="false" fo:keep-with-next="always" style:text-autospace="none"/>
      <style:text-properties fo:font-size="8pt" fo:font-weight="bold" style:font-size-asian="8pt" style:font-weight-asian="bold" style:font-size-complex="8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text-align="justify" style:justify-single-word="false" fo:keep-with-next="always" style:text-autospace="none"/>
      <style:text-properties fo:font-size="8pt" fo:font-weight="bold" style:font-size-asian="8pt" style:font-weight-asian="bold" style:font-size-complex="8pt" style:font-weight-complex="bold"/>
    </style:style>
    <style:style style:name="текст_20_сноски" style:display-name="текст сноски" style:family="paragraph" style:parent-style-name="Standard">
      <style:paragraph-properties fo:text-align="justify" style:justify-single-word="false" style:text-autospace="none"/>
      <style:text-properties fo:font-size="8pt" style:font-size-asian="8pt" style:font-size-complex="8pt"/>
    </style:style>
    <style:style style:name="Обычный_20__2b__20_15_20_pt" style:display-name="Обычный + 15 pt" style:family="paragraph" style:parent-style-name="Standard">
      <style:paragraph-properties style:text-autospace="none"/>
      <style:text-properties fo:font-size="9pt" fo:language="en" fo:country="US" style:font-size-asian="9pt" style:language-asian="ru" style:country-asian="RU" style:font-size-complex="9pt"/>
    </style:style>
    <style:style style:name="Название_20_объекта" style:display-name="Название объекта" style:family="paragraph" style:parent-style-name="Standard" style:next-style-name="Standard">
      <style:paragraph-properties fo:line-height="150%" fo:text-align="center" style:justify-single-word="false"/>
      <style:text-properties fo:font-size="14pt" fo:language="be" fo:country="BY" style:font-size-asian="14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tyle="normal" style:font-style-asian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fo:language="en" fo:country="US" fo:font-weight="normal" style:font-weight-asian="normal" style:font-weight-complex="norma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weight="bold" style:font-weight-asian="bold" style:font-weight-complex="bold"/>
    </style:style>
    <style:style style:name="WW8Num25z1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 style:font-size-complex="10pt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z0" style:family="text">
      <style:text-properties fo:font-style="normal" fo:font-weight="bold" style:font-style-asian="normal" style:font-weight-asian="bold"/>
    </style:style>
    <style:style style:name="WW8Num31z1" style:family="text">
      <style:text-properties fo:font-weight="normal" style:font-weight-asian="normal"/>
    </style:style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size="12pt" fo:font-style="normal" style:font-size-asian="12pt" style:font-style-asian="normal" style:font-size-complex="12pt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 style:font-size-complex="10pt"/>
    </style:style>
    <style:style style:name="WW8Num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7z0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1z0" style:family="text"/>
    <style:style style:name="WW8Num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1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Заголовок_20_5_20_Знак" style:display-name="Заголовок 5 Знак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Стиль1_20_Знак" style:display-name="Стиль1 Знак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/>
    </style:style>
    <style:style style:name="Стиль3_20_Знак" style:display-name="Стиль3 Знак" style:family="text">
      <style:text-properties style:font-name="Times New Roman" fo:font-family="'Times New Roman'" style:font-family-generic="roman" style:font-pitch="variable" fo:font-size="12pt" fo:language="ru" fo:country="RU" fo:font-weight="bold" fo:background-color="#ffffff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Текст_20_сноски_20_Знак" style:display-name="Текст сноски Знак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Footnote_20_Symbol" style:display-name="Footnote Symbol" style:family="text">
      <style:text-properties style:text-position="super 58%"/>
    </style:style>
    <style:style style:name="текст_20_в_20_блоке_20_Знак" style:display-name="текст в блоке Знак" style:family="text">
      <style:text-properties style:font-name="Arial" fo:font-family="Arial" style:font-family-generic="swiss" style:font-pitch="variable" fo:font-size="7pt" fo:font-weight="bold" style:font-name-asian="Times New Roman" style:font-family-asian="'Times New Roman'" style:font-family-generic-asian="roman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для_20_документа_20_Знак" style:display-name="для документа Знак" style:family="text">
      <style:text-properties style:font-name="Arial" fo:font-family="Arial" style:font-family-generic="swiss" style:font-pitch="variable" fo:font-size="7pt" fo:font-weight="bold" style:font-name-asian="Times New Roman" style:font-family-asian="'Times New Roman'" style:font-family-generic-asian="roman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мой_20_стиль_20_Знак" style:display-name="мой стиль Знак" style:family="text">
      <style:text-properties style:font-name="Arial" fo:font-family="Arial" style:font-family-generic="swiss" style:font-pitch="variable" fo:font-size="7pt" fo:font-weight="bold" style:font-name-asian="Times New Roman" style:font-family-asian="'Times New Roman'" style:font-family-generic-asian="roman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Стиль2_20_Знак" style:display-name="Стиль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главление_20_1_20_Знак" style:display-name="Оглавление 1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иль4_20_Знак" style:display-name="Стиль4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главление_20_3_20_Знак" style:display-name="Оглавление 3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иль5_20_Знак" style:display-name="Стиль5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Стиль6_20_Знак" style:display-name="Стиль6 Знак" style:family="text" style:parent-style-name="мой_20_стиль_20_Знак"/>
    <style:style style:name="К2_20_Знак_20_Знак" style:display-name="К2 Знак Знак" style:family="text">
      <style:text-properties style:font-name="Times New Roman" fo:font-family="'Times New Roman'" style:font-family-generic="roman" style:font-pitch="variable" fo:font-size="12pt" fo:font-weight="bold" style:letter-kerning="tru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Стиль7_20_Знак" style:display-name="Стиль7 Знак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Стиль8_20_Знак" style:display-name="Стиль8 Знак" style:family="text" style:parent-style-name="мой_20_стиль_20_Знак"/>
    <style:style style:name="Стиль9_20_Знак" style:display-name="Стиль9 Знак" style:family="text">
      <style:text-properties fo:color="#4f81bd" style:font-name="Cambria" fo:font-family="Cambria" style:font-family-generic="roman" style:font-pitch="variable" fo:font-size="12pt" fo:font-weight="bold" style:font-name-asian="Arial Unicode MS" style:font-family-asian="'Arial Unicode MS'" style:font-family-generic-asian="swiss" style:font-pitch-asian="variable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Стиль10_20_Знак" style:display-name="Стиль10 Знак" style:family="text">
      <style:text-properties fo:color="#365f91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2_20_Знак" style:display-name="Основной текст 2 Знак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Заголовок_20_4_20_Знак" style:display-name="Заголовок 4 Знак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769cm" fo:text-indent="0.501cm" fo:margin-left="0.00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margin-left="0.002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margin-left="0.00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margin-left="0.00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margin-left="0.00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margin-left="0.00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6.535cm" fo:text-indent="-0.318cm" fo:margin-left="6.5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7.805cm" fo:text-indent="-0.635cm" fo:margin-left="7.80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10.345cm" fo:text-indent="-0.318cm" fo:margin-left="10.3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11.615cm" fo:text-indent="-0.635cm" fo:margin-left="11.61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885cm" fo:text-indent="-0.635cm" fo:margin-left="12.88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4.155cm" fo:text-indent="-0.318cm" fo:margin-left="14.1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3." style:num-format="1">
        <style:list-level-properties text:list-level-position-and-space-mode="label-alignment">
          <style:list-level-label-alignment text:label-followed-by="listtab" text:list-tab-stop-position="1.2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2." style:num-format="1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2." style:num-format="1" text:start-value="2">
        <style:list-level-properties text:list-level-position-and-space-mode="label-alignment">
          <style:list-level-label-alignment text:label-followed-by="listtab" text:list-tab-stop-position="1.26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499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2." style:num-format="1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1." style:num-format="1">
        <style:list-level-properties text:list-level-position-and-space-mode="label-alignment">
          <style:list-level-label-alignment text:label-followed-by="listtab" text:list-tab-stop-position="1.20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20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2." style:num-format="1" text:start-value="10">
        <style:list-level-properties text:list-level-position-and-space-mode="label-alignment">
          <style:list-level-label-alignment text:label-followed-by="listtab" text:list-tab-stop-position="1.27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1." style:num-format="1" text:start-value="2">
        <style:list-level-properties text:list-level-position-and-space-mode="label-alignment">
          <style:list-level-label-alignment text:label-followed-by="listtab" text:list-tab-stop-position="1.0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4." style:num-format="1" text:start-value="3">
        <style:list-level-properties text:list-level-position-and-space-mode="label-alignment">
          <style:list-level-label-alignment text:label-followed-by="listtab" text:list-tab-stop-position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24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24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24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24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24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24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24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5." style:num-format="1">
        <style:list-level-properties text:list-level-position-and-space-mode="label-alignment">
          <style:list-level-label-alignment text:label-followed-by="listtab" text:list-tab-stop-position="1cm" fo:text-indent="1.199cm" fo:margin-left="0.199cm"/>
        </style:list-level-properties>
      </text:list-level-style-number>
      <text:list-level-style-number text:level="2" text:style-name="WW8Num25z1" style:num-prefix="5.2." style:num-format="1">
        <style:list-level-properties text:list-level-position-and-space-mode="label-alignment">
          <style:list-level-label-alignment text:label-followed-by="listtab" text:list-tab-stop-position="1.002cm" fo:text-indent="1.199cm" fo:margin-left="0.198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2." style:num-format="1" text:start-value="5">
        <style:list-level-properties text:list-level-position-and-space-mode="label-alignment">
          <style:list-level-label-alignment text:label-followed-by="listtab" text:list-tab-stop-position="1.25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prefix="3." style:num-format="1">
        <style:list-level-properties text:list-level-position-and-space-mode="label-alignment">
          <style:list-level-label-alignment text:label-followed-by="listtab" text:list-tab-stop-position="1.20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prefix="1." style:num-format="1" text:start-value="2">
        <style:list-level-properties text:list-level-position-and-space-mode="label-alignment">
          <style:list-level-label-alignment text:label-followed-by="listtab" text:list-tab-stop-position="1.16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prefix="2." style:num-format="1" text:start-value="5">
        <style:list-level-properties text:list-level-position-and-space-mode="label-alignment">
          <style:list-level-label-alignment text:label-followed-by="listtab" text:list-tab-stop-position="1.26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6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6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6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6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6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6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6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6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0" style:num-suffix=". 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0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40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0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0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0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0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 text:start-value="3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1z0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3" text:style-name="WW8Num41z0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prefix="3." style:num-format="1" text:start-value="8">
        <style:list-level-properties text:list-level-position-and-space-mode="label-alignment">
          <style:list-level-label-alignment text:label-followed-by="listtab" text:list-tab-stop-position="1.5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prefix="3." style:num-format="1">
        <style:list-level-properties text:list-level-position-and-space-mode="label-alignment">
          <style:list-level-label-alignment text:label-followed-by="listtab" text:list-tab-stop-position="0.9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text:style-name="WW8Num44z0" style:num-prefix="4." style:num-format="1">
        <style:list-level-properties text:list-level-position-and-space-mode="label-alignment">
          <style:list-level-label-alignment text:label-followed-by="listtab" text:list-tab-stop-position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prefix="2." style:num-format="1" text:start-value="7">
        <style:list-level-properties text:list-level-position-and-space-mode="label-alignment">
          <style:list-level-label-alignment text:label-followed-by="listtab" text:list-tab-stop-position="1.2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.251cm" fo:margin-bottom="0.501cm" fo:margin-left="2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>
        <style:header-footer-properties fo:min-height="1.499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 20-014</dc:title>
    <meta:initial-creator>GrSU084494</meta:initial-creator>
    <meta:creation-date>2010-12-07T15:34:00</meta:creation-date>
    <dc:date>2016-06-05T18:04:14.201000000</dc:date>
    <meta:print-date>2011-05-12T13:29:00</meta:print-date>
    <meta:editing-cycles>33</meta:editing-cycles>
    <meta:editing-duration>PT4H29M23S</meta:editing-duration>
    <meta:generator>LibreOffice/5.1.1.3$Windows_x86 LibreOffice_project/89f508ef3ecebd2cfb8e1def0f0ba9a803b88a6d</meta:generator>
    <meta:document-statistic meta:table-count="0" meta:image-count="0" meta:object-count="0" meta:page-count="4" meta:paragraph-count="54" meta:word-count="655" meta:character-count="5588" meta:non-whitespace-character-count="5038"/>
  </office:meta>
</office:document-meta>
</file>